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ystem-ui" svg:font-family="system-ui, Ubuntu, 'Droid Sans', sans-serif"/>
    <style:font-face style:name="var monaco-monospace-font" svg:font-family="'var monaco-monospace-font'"/>
  </office:font-face-decls>
  <office:automatic-styles>
    <style:style style:name="P1" style:family="paragraph" style:parent-style-name="Standard">
      <style:text-properties officeooo:rsid="00032c58" officeooo:paragraph-rsid="00032c58"/>
    </style:style>
    <style:style style:name="P2" style:family="paragraph" style:parent-style-name="Heading_20_3">
      <style:paragraph-properties fo:margin-left="0cm" fo:margin-right="0cm" fo:margin-top="0.423cm" fo:margin-bottom="0.212cm" style:contextual-spacing="false" fo:text-indent="0cm" style:auto-text-indent="false"/>
    </style:style>
    <style:style style:name="P3" style:family="paragraph" style:parent-style-name="Standard">
      <style:text-properties officeooo:rsid="00032c58" officeooo:paragraph-rsid="00032c58"/>
    </style:style>
    <style:style style:name="P4" style:family="paragraph" style:parent-style-name="Standard">
      <style:text-properties officeooo:rsid="00032c58" officeooo:paragraph-rsid="0004f414"/>
    </style:style>
    <style:style style:name="P5" style:family="paragraph" style:parent-style-name="Text_20_body">
      <style:paragraph-properties fo:margin-left="0cm" fo:margin-right="0cm" fo:margin-top="0cm" fo:margin-bottom="0.423cm" style:contextual-spacing="false" fo:text-indent="0cm" style:auto-text-indent="false"/>
    </style:style>
    <style:style style:name="P6" style:family="paragraph" style:parent-style-name="Text_20_body" style:list-style-name="L1">
      <style:paragraph-properties fo:margin-top="0cm" fo:margin-bottom="0cm" style:contextual-spacing="false" fo:line-height="130%" fo:padding="0cm" fo:border="none"/>
    </style:style>
    <style:style style:name="P7" style:family="paragraph" style:parent-style-name="Text_20_body" style:list-style-name="L1">
      <style:paragraph-properties fo:line-height="130%" fo:padding="0cm" fo:border="none"/>
    </style:style>
    <style:style style:name="P8" style:family="paragraph" style:parent-style-name="Text_20_body">
      <style:paragraph-properties fo:margin-top="0cm" fo:margin-bottom="0cm" style:contextual-spacing="false" style:line-height-at-least="0.529cm"/>
      <style:text-properties fo:color="#6a9955" loext:opacity="100%" style:font-name="Droid Sans Mono" fo:font-size="10.5pt" fo:letter-spacing="normal" fo:font-weight="normal"/>
    </style:style>
    <style:style style:name="P9" style:family="paragraph" style:parent-style-name="Text_20_body">
      <style:paragraph-properties fo:margin-top="0cm" fo:margin-bottom="0cm" style:contextual-spacing="false" style:line-height-at-least="0.529cm"/>
      <style:text-properties style:font-name="Droid Sans Mono" fo:font-size="10.5pt" fo:letter-spacing="normal" fo:font-weight="normal"/>
    </style:style>
    <style:style style:name="P10" style:family="paragraph" style:parent-style-name="Standard">
      <style:paragraph-properties fo:margin-top="0cm" fo:margin-bottom="0cm" style:contextual-spacing="false" style:line-height-at-least="0.529cm"/>
      <style:text-properties style:font-name="Droid Sans Mono" fo:font-size="10.5pt" fo:letter-spacing="normal" fo:font-weight="normal" officeooo:rsid="00032c58" officeooo:paragraph-rsid="00032c58"/>
    </style:style>
    <style:style style:name="P11" style:family="paragraph" style:parent-style-name="Text_20_body">
      <style:paragraph-properties fo:margin-top="0cm" fo:margin-bottom="0cm" style:contextual-spacing="false" style:line-height-at-least="0.529cm"/>
      <style:text-properties fo:letter-spacing="normal"/>
    </style:style>
    <style:style style:name="P12" style:family="paragraph" style:parent-style-name="Text_20_body">
      <style:paragraph-properties fo:margin-top="0cm" fo:margin-bottom="0cm" style:contextual-spacing="false" style:line-height-at-least="0.529cm"/>
      <style:text-properties fo:color="#ffd700" loext:opacity="100%" style:font-name="Droid Sans Mono" fo:font-size="10.5pt" fo:letter-spacing="normal" fo:font-weight="normal"/>
    </style:style>
    <style:style style:name="P13" style:family="paragraph" style:parent-style-name="Text_20_body">
      <style:paragraph-properties fo:margin-left="0cm" fo:margin-right="0cm" fo:margin-top="0.423cm" fo:margin-bottom="0.423cm" style:contextual-spacing="false" fo:orphans="2" fo:widows="2" fo:text-indent="0cm" style:auto-text-indent="false"/>
      <style:text-properties fo:font-variant="normal" fo:text-transform="none" fo:color="#cccccc" loext:opacity="100%" style:font-name="system-ui" fo:font-size="9.75pt" fo:letter-spacing="normal" fo:font-style="normal" fo:font-weight="normal"/>
    </style:style>
    <style:style style:name="P14" style:family="paragraph" style:parent-style-name="Text_20_body">
      <style:text-properties officeooo:rsid="00032c58" officeooo:paragraph-rsid="00032c58"/>
    </style:style>
    <style:style style:name="T1" style:family="text">
      <style:text-properties style:font-name="var monaco-monospace-font" fo:font-size="9pt" loext:padding="0cm" loext:border="none"/>
    </style:style>
    <style:style style:name="T2" style:family="text">
      <style:text-properties style:font-name="var monaco-monospace-font" fo:font-size="9pt" fo:font-weight="bold" loext:padding="0cm" loext:border="none"/>
    </style:style>
    <style:style style:name="T3" style:family="text">
      <style:text-properties fo:font-size="9pt" loext:padding="0cm" loext:border="none"/>
    </style:style>
    <style:style style:name="T4" style:family="text">
      <style:text-properties fo:font-size="10.5pt" fo:font-weight="bold"/>
    </style:style>
    <style:style style:name="T5" style:family="text">
      <style:text-properties fo:color="#569cd6" loext:opacity="100%"/>
    </style:style>
    <style:style style:name="T6" style:family="text">
      <style:text-properties fo:color="#569cd6" loext:opacity="100%" style:font-name="Droid Sans Mono" fo:font-size="10.5pt" fo:font-weight="normal"/>
    </style:style>
    <style:style style:name="T7" style:family="text">
      <style:text-properties fo:color="#cccccc" loext:opacity="100%"/>
    </style:style>
    <style:style style:name="T8" style:family="text">
      <style:text-properties fo:color="#cccccc" loext:opacity="100%" style:font-name="Droid Sans Mono" fo:font-size="10.5pt" fo:font-weight="normal"/>
    </style:style>
    <style:style style:name="T9" style:family="text">
      <style:text-properties fo:color="#4ec9b0" loext:opacity="100%"/>
    </style:style>
    <style:style style:name="T10" style:family="text">
      <style:text-properties fo:color="#4ec9b0" loext:opacity="100%" style:font-name="Droid Sans Mono" fo:font-size="10.5pt" fo:font-weight="normal"/>
    </style:style>
    <style:style style:name="T11" style:family="text">
      <style:text-properties fo:color="#ffd700" loext:opacity="100%"/>
    </style:style>
    <style:style style:name="T12" style:family="text">
      <style:text-properties fo:color="#9cdcfe" loext:opacity="100%" style:font-name="Droid Sans Mono" fo:font-size="10.5pt" fo:font-weight="normal"/>
    </style:style>
    <style:style style:name="T13" style:family="text">
      <style:text-properties fo:color="#dcdcaa" loext:opacity="100%" style:font-name="Droid Sans Mono" fo:font-size="10.5pt" fo:font-weight="normal"/>
    </style:style>
    <style:style style:name="T14" style:family="text">
      <style:text-properties fo:color="#da70d6" loext:opacity="100%" style:font-name="Droid Sans Mono" fo:font-size="10.5pt" fo:font-weight="normal"/>
    </style:style>
    <style:style style:name="T15" style:family="text">
      <style:text-properties fo:color="#179fff" loext:opacity="100%" style:font-name="Droid Sans Mono" fo:font-size="10.5pt" fo:font-weight="normal"/>
    </style:style>
    <style:style style:name="T16" style:family="text">
      <style:text-properties fo:color="#d4d4d4" loext:opacity="100%" style:font-name="Droid Sans Mono" fo:font-size="10.5pt" fo:font-weight="normal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APUNTES...</text:p>
      <text:p text:style-name="P1">APUNTES 06 DE DICIEMBRE DE 2024:</text:p>
      <text:p text:style-name="P1"/>
      <text:p text:style-name="Standard"/>
      <text:p text:style-name="P1"/>
      <text:p text:style-name="P1"/>
      <text:p text:style-name="P4">---.---.---.---.---.---.---.---.---. <text:s/></text:p>
      <text:p text:style-name="P1"/>
      <text:p text:style-name="P1">El error que estás viendo indica que hay un problema al pasar ciertos tipos de datos entre los componentes del servidor y del cliente en Next.js. Esto puede ocurrir si intentas pasar objetos que no son serializables, como instancias de clases o prototipos nulos.</text:p>
      <text:p text:style-name="P1"/>
      <text:p text:style-name="P1">Para solucionar este problema, asegúrate de que los datos que estás pasando entre los componentes del servidor y del cliente sean objetos simples y serializables. Aquí hay algunos pasos que puedes seguir para depurar y solucionar este problema:</text:p>
      <text:p text:style-name="P1"/>
      <text:p text:style-name="P1">Asegúrate de que los datos sean serializables: Verifica que los datos que estás pasando a los componentes del cliente sean objetos simples.</text:p>
      <text:p text:style-name="P1"/>
      <text:p text:style-name="P1">Revisa la función createReferencial: Asegúrate de que la función createReferencial no esté devolviendo datos no serializables.</text:p>
      <text:p text:style-name="P1"/>
      <text:p text:style-name="P1">Modifica el manejo de errores: Asegúrate de que los errores devueltos desde el servidor sean objetos simples.</text:p>
      <text:p text:style-name="P1"/>
      <text:p text:style-name="P1">Paso 1: Asegúrate de que los datos sean serializables</text:p>
      <text:p text:style-name="P1">Verifica que los datos que estás pasando a los componentes del cliente sean objetos simples y serializables.</text:p>
      <text:p text:style-name="P1"/>
      <text:p text:style-name="P1">Paso 2: Revisa la función createReferencial</text:p>
      <text:p text:style-name="P1">Modifica la función createReferencial para asegurarte de que los datos devueltos sean serializables:</text:p>
      <text:p text:style-name="P1"/>
      <text:p text:style-name="P1"/>
      <text:p text:style-name="P1"/>
      <text:p text:style-name="P1"/>
      <text:p text:style-name="P1">---.---.---.---.---.---.---.---.---. <text:s/></text:p>
      <text:p text:style-name="P1"/>
      <text:p text:style-name="P1"/>
      <text:p text:style-name="P1">Para obtener más detalles sobre el error y depurar el problema, podemos seguir estos pasos:</text:p>
      <text:p text:style-name="P1"/>
      <text:p text:style-name="P1">Revisar la respuesta del servidor: Asegurarnos de que el servidor está devolviendo información detallada sobre el error.</text:p>
      <text:p text:style-name="P1">Agregar más logs en el servidor: Incluir más detalles en los logs del servidor para identificar el problema.</text:p>
      <text:p text:style-name="P1">Verificar la estructura de los datos enviados: Asegurarnos de que los datos enviados al servidor son correctos.</text:p>
      <text:p text:style-name="P1">Paso 1: Revisar la respuesta del servidor</text:p>
      <text:p text:style-name="P1"><text:soft-page-break/>Asegúrate de que el servidor está devolviendo información detallada sobre el error. Puedes modificar la función createReferencial para incluir más detalles en la respuesta.</text:p>
      <text:p text:style-name="P1"/>
      <text:p text:style-name="P1">Paso 2: Agregar más logs en el servidor</text:p>
      <text:p text:style-name="P1">Asegúrate de que el servidor está registrando suficiente información para identificar el problema. Aquí hay un ejemplo de cómo podrías modificar la función createReferencial para incluir más detalles:</text:p>
      <text:p text:style-name="P1"/>
      <text:p text:style-name="P1"/>
      <text:p text:style-name="P1">---.---.---.---.---.---.---.---.---. <text:s/></text:p>
      <text:p text:style-name="P1"/>
      <text:p text:style-name="P1"><text:s text:c="2"/>Paso 1: Agregar más detalles al mensaje de error</text:p>
      <text:p text:style-name="P1">Modificamos el bloque catch en handleSubmit para incluir más detalles del error:</text:p>
      <text:p text:style-name="P1"/>
      <text:p text:style-name="P1">Paso 2: Modularizar el código</text:p>
      <text:p text:style-name="P1">2.1 Crear un componente para los campos del formulario</text:p>
      <text:p text:style-name="P1">Creamos un nuevo archivo FormFields.tsx para los campos del formulario:</text:p>
      <text:p text:style-name="P1"/>
      <text:p text:style-name="P1">2.2 Modificar create-form.tsx para usar el nuevo componente</text:p>
      <text:p text:style-name="P1">Actualizamos create-form.tsx para usar el componente FormFields: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ystem-ui" svg:font-family="system-ui, Ubuntu, 'Droid Sans', sans-serif"/>
    <style:font-face style:name="var monaco-monospace-font" svg:font-family="'var monaco-monospace-font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C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C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7T00:19:45.502478986</meta:creation-date>
    <meta:editing-duration>PT2M19S</meta:editing-duration>
    <meta:editing-cycles>3</meta:editing-cycles>
    <meta:generator>LibreOffice/7.3.7.2$Linux_X86_64 LibreOffice_project/30$Build-2</meta:generator>
    <dc:date>2024-12-07T00:42:11.755113158</dc:date>
    <meta:document-statistic meta:table-count="0" meta:image-count="0" meta:object-count="0" meta:page-count="2" meta:paragraph-count="29" meta:word-count="413" meta:character-count="2629" meta:non-whitespace-character-count="2264"/>
  </office:meta>
</office:document-meta>
</file>